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entury Gothic" svg:font-family="&quot;Century Gothic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6" style:family="table-cell" style:parent-style-name="Default" style:data-style-name="N37">
      <style:table-cell-properties style:vertical-align="automatic"/>
    </style:style>
    <style:style style:name="ce7" style:family="table-cell" style:parent-style-name="Default" style:data-style-name="N37"/>
    <style:style style:name="ce8" style:family="table-cell" style:parent-style-name="Default" style:data-style-name="N36"/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fo:wrap-option="wrap"/>
      <style:text-properties style:font-name="Century Gothic" style:font-name-asian="Century Gothic" style:font-name-complex="Century Gothic" fo:font-size="12pt" style:font-size-asian="12pt" style:font-size-complex="12pt"/>
    </style:style>
    <style:style style:name="ce11" style:family="table-cell" style:parent-style-name="Default" style:data-style-name="N0"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223cm"/>
    </style:style>
    <style:style style:name="co2" style:family="table-column">
      <style:table-column-properties fo:break-before="auto" style:column-width="2.8363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2385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6.01133333333333cm"/>
    </style:style>
    <style:style style:name="co7" style:family="table-column">
      <style:table-column-properties fo:break-before="auto" style:column-width="3.32316666666667cm"/>
    </style:style>
    <style:style style:name="co8" style:family="table-column">
      <style:table-column-properties fo:break-before="auto" style:column-width="3.026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o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number-columns-spanned="3" table:number-rows-spanned="1" table:style-name="ce13">
            <text:p>Links</text:p>
          </table:table-cell>
          <table:covered-table-cell table:number-columns-repeated="2"/>
          <table:table-cell office:value-type="string" table:style-name="ce2">
            <text:p>Quantity</text:p>
          </table:table-cell>
          <table:table-cell table:style-name="ce2"/>
          <table:table-cell table:number-columns-repeated="2" table:style-name="ce3"/>
          <table:table-cell table:style-name="ce2"/>
          <table:table-cell table:number-columns-repeated="16375"/>
        </table:table-row>
        <table:table-row table:style-name="ro1">
          <table:table-cell office:value-type="string" table:style-name="ce4">
            <text:p>Stepper Nema 23 2.8A</text:p>
          </table:table-cell>
          <table:table-cell office:value-type="string" table:style-name="ce5">
            <text:p><text:a xlink:href="https://www.banggood.com/Nema-23-CNC-Stepper-Motor-DC-24-48V-3Nm-Stepper-Motor-For-CNC-Parts-p-1162662.html?utm_source=facebook&amp;utm_medium=cpc_ods&amp;utm_content=ingrid&amp;utm_campaign=mix11-dpa-rm-daba-20pm100-m20-atp&amp;utm_ho=m20&amp;utm_gender=all&amp;bid=27244&amp;utmid=11961&amp;utm_design=77&amp;ad_id=23844611199430393&amp;fbclid=IwAR02z7MyvEIjE8soeWb0um2U4CLrWKezxuXYtvlyzcp0WPw9vMiL5xvaIZo&amp;DCC=CA&amp;currency=CAD&amp;cur_warehouse=CN">ici</text:a></text:p>
          </table:table-cell>
          <table:table-cell office:value-type="string" table:style-name="ce5">
            <text:p><text:a xlink:href="https://www.amazon.ca/-/fr/Moteur-Longueur-couple-élevé-imprimante/dp/B074W8N47K/ref=pd_sbs_469_2/145-7699664-6644318?_encoding=UTF8&amp;pd_rd_i=B074W8N47K&amp;pd_rd_r=87d0eb88-3cc0-4aea-b00c-abe474d385f6&amp;pd_rd_w=MmAHB&amp;pd_rd_wg=IOLUA&amp;pf_rd_p=0344dcd7-676a-4f7e-bc24-9ae78fa8eca2&amp;pf_rd_r=S46BVBAHN0RRMVYVTK2R&amp;psc=1&amp;refRID=S46BVBAHN0RRMVYVTK2R">ici</text:a></text:p>
          </table:table-cell>
          <table:table-cell office:value-type="string" table:style-name="ce5">
            <text:p><text:a xlink:href="https://www.amazon.ca/-/fr/moteurs-couple-élevé-longueur-imprimante/dp/B075KFSSP7/ref=pd_sbs_60_1/145-7699664-6644318?_encoding=UTF8&amp;pd_rd_i=B075KFSSP7&amp;pd_rd_r=5f04148f-2596-4698-b0f0-a8730250649f&amp;pd_rd_w=MpdKG&amp;pd_rd_wg=XI6M7&amp;pf_rd_p=0344dcd7-676a-4f7e-bc24-9ae78fa8eca2&amp;pf_rd_r=69HB4XMGCB86W2TS2FZ5&amp;psc=1&amp;refRID=69HB4XMGCB86W2TS2FZ5">ici</text:a>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Stepper Driver 4.2A</text:p>
          </table:table-cell>
          <table:table-cell office:value-type="string" table:style-name="ce5">
            <text:p><text:a xlink:href="https://www.banggood.com/HANPOSE-DSP-Digital-DM542-128-Stepper-Motor-Driver-4_2A-DC9-42V-For-Nema-172334-Stepper-Motor-CNC-Engraving-Machine-p-1565166.html?rmmds=detail-left-hotproducts__7&amp;DCC=CA&amp;currency=CAD&amp;cur_warehouse=CN">ici</text:a></text:p>
          </table:table-cell>
          <table:table-cell office:value-type="string" table:style-name="ce5">
            <text:p><text:a xlink:href="https://www.amazon.ca/-/fr/Pilote-moteur-phases-conduite-moteurs/dp/B07RVHVJW5/ref=sr_1_4?__mk_fr_CA=ÅMÅŽÕÑ&amp;dchild=1&amp;keywords=dm542+stepper&amp;qid=1605135419&amp;s=industrial&amp;sr=1-4">ici</text:a></text:p>
          </table:table-cell>
          <table:table-cell office:value-type="string" table:style-name="ce5">
            <text:p><text:a xlink:href="https://www.banggood.com/HANPOSE-TB6600-Stepper-Motor-Driver-4A-DC9-42V-For-Nema-17-or-23-or-34-Stepper-Motor-CNC-Engraving-Machine-p-1415418.html?rmmds=detail-top-buytogether-auto&amp;cur_warehouse=CN#jsReviewsWrap">ici</text:a>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24V PSU</text:p>
          </table:table-cell>
          <table:table-cell office:value-type="string" table:style-name="ce5">
            <text:p><text:a xlink:href="https://www.banggood.com/Geekcreit-AC-110-240V-Input-To-DC-24V-17A-400W-Switching-Power-Supply-Driver-Board-p-1272112.html?rmmds=detail-left-hotproducts__3&amp;cur_warehouse=CN">ici</text:a></text:p>
          </table:table-cell>
          <table:table-cell office:value-type="string" table:style-name="ce5">
            <text:p><text:a xlink:href="https://www.amazon.ca/Alimentation-Adaptateur-convertisseur-commutation-Transformateur/dp/B07TWW8Q73/ref=pd_sbs_5?pd_rd_w=aEsEr&amp;pf_rd_p=c7dd20f2-cc95-438c-a570-825849a410fc&amp;pf_rd_r=SD2M7MJTA6Y4JX71C90T&amp;pd_rd_r=96ee72e5-79f4-499e-9fc1-d420a1bfec80&amp;pd_rd_wg=RuGSp&amp;pd_rd_i=B07TWW8Q73&amp;psc=1">ici</text:a>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Spindle + PSU + Controller</text:p>
          </table:table-cell>
          <table:table-cell office:value-type="string" table:style-name="ce5">
            <text:p><text:a xlink:href="https://www.banggood.com/Machifit-ER11-or-ER16-Chuck-CNC-500W-Brushless-Spindle-Motor-With-55mm-Clamps-and-Power-Supply-Speed-Governor-Speed-Control-Device-p-1773095.html?cur_warehouse=CN&amp;ID=514831&amp;rmmds=search">ici</text:a></text:p>
          </table:table-cell>
          <table:table-cell table:number-columns-repeated="2" table:style-name="ce1"/>
          <table:table-cell office:value-type="float" office:value="1" table:style-name="ce4">
            <text:p>1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ER16 chuck collet</text:p>
          </table:table-cell>
          <table:table-cell office:value-type="string" table:style-name="ce5">
            <text:p><text:a xlink:href="https://www.banggood.com/ER16-10pcs-1-10mm-Spring-Collet-CNC-Carving-Machine-Milling-Chuck-Collet-Lathe-Tool-p-1199297.html?cur_warehouse=CN&amp;rmmds=search">ici</text:a></text:p>
          </table:table-cell>
          <table:table-cell table:number-columns-repeated="2" table:style-name="ce1"/>
          <table:table-cell office:value-type="float" office:value="1" table:style-name="ce4">
            <text:p>1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Cable tray</text:p>
          </table:table-cell>
          <table:table-cell office:value-type="string" table:style-name="ce5">
            <text:p><text:a xlink:href="https://www.banggood.com/10-x-20mm-Plastic-Cable-Drag-Chain-Wire-Carrier-Length-1000mm-With-End-Connectors-For-CNC-p-995514.html?rmmds=category&amp;cur_warehouse=CN">ici</text:a>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XY ball screw</text:p>
          </table:table-cell>
          <table:table-cell office:value-type="string" table:style-name="ce5">
            <text:p><text:a xlink:href="https://www.banggood.com/600mm-SFU1605-Ball-Screw-with-BK12-BF12-Supports-and-6_35x10mm-Coupler-for-CNC-p-1054578.html?rmmds=category&amp;cur_warehouse=CN">ici</text:a>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Z ball screw</text:p>
          </table:table-cell>
          <table:table-cell office:value-type="string" table:style-name="ce5">
            <text:p><text:a xlink:href="https://www.banggood.com/SFU1605-Ball-Screw-Length-250mm-with-1-Set-BKBF12-Supports-and-6_35mm-x-10mm-Coupler-for-CNC-p-1060449.html?rmmds=search&amp;cur_warehouse=CN">ici</text:a></text:p>
          </table:table-cell>
          <table:table-cell table:number-columns-repeated="2" table:style-name="ce1"/>
          <table:table-cell office:value-type="float" office:value="1" table:style-name="ce4">
            <text:p>1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X linear guide</text:p>
          </table:table-cell>
          <table:table-cell office:value-type="string" table:style-name="ce5">
            <text:p><text:a xlink:href="https://www.banggood.com/Machifit-MGN12-100-1000mm-Linear-Rail-Guide-with-MGN12H-Linear-Sliding-Guide-Block-CNC-Parts-p-1156260.html?rmmds=search&amp;ID=518201&amp;cur_warehouse=CN">ici</text:a>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Y linear guide</text:p>
          </table:table-cell>
          <table:table-cell office:value-type="string" table:style-name="ce5">
            <text:p><text:a xlink:href="https://www.banggood.com/Machifit-MGN12-100-1000mm-Linear-Rail-Guide-with-MGN12H-Linear-Sliding-Guide-Block-CNC-Parts-p-1156260.html?rmmds=search&amp;ID=530150&amp;cur_warehouse=CN">ici</text:a>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Z linear guide</text:p>
          </table:table-cell>
          <table:table-cell office:value-type="string" table:style-name="ce5">
            <text:p><text:a xlink:href="https://www.banggood.com/Machifit-MGN12-100-1000mm-Linear-Rail-Guide-with-MGN12H-Linear-Sliding-Guide-Block-CNC-Parts-p-1156260.html?rmmds=search&amp;ID=49640&amp;cur_warehouse=CN">ici</text:a>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Linear guide carrier</text:p>
          </table:table-cell>
          <table:table-cell office:value-type="string" table:style-name="ce5">
            <text:p><text:a xlink:href="https://www.banggood.com/Machifit-MGN12H-Linear-Rail-Block-for-MGN12-Linear-Rail-Guide-CNC-Tool-p-1186173.html?rmmds=search&amp;cur_warehouse=CN">ici</text:a></text:p>
          </table:table-cell>
          <table:table-cell table:number-columns-repeated="2" table:style-name="ce1"/>
          <table:table-cell office:value-type="float" office:value="6" table:style-name="ce4">
            <text:p>6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Aluminium extrusion 2080</text:p>
          </table:table-cell>
          <table:table-cell office:value-type="string" table:style-name="ce5">
            <text:p><text:a xlink:href="https://www.banggood.com/Machifit-200-1000mm-Black-2080-V-Slot-Aluminum-Profile-Extrusion-Frame-for-CNC-Tool-DIY-p-1342019.html?cur_warehouse=CN&amp;ID=534072&amp;rmmds=search">ici</text:a></text:p>
          </table:table-cell>
          <table:table-cell table:number-columns-repeated="2" table:style-name="ce1"/>
          <table:table-cell office:value-type="float" office:value="6" table:style-name="ce4">
            <text:p>6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Controller</text:p>
          </table:table-cell>
          <table:table-cell office:value-type="string" table:style-name="ce5">
            <text:p><text:a xlink:href="https://www.amazon.ca/-/fr/gp/product/B082PS64QW/ref=ppx_od_dt_b_asin_title_s00?ie=UTF8&amp;psc=1">ici</text:a></text:p>
          </table:table-cell>
          <table:table-cell table:number-columns-repeated="2" table:style-name="ce1"/>
          <table:table-cell office:value-type="float" office:value="1" table:style-name="ce4">
            <text:p>1</text:p>
          </table:table-cell>
          <table:table-cell table:style-name="ce4"/>
          <table:table-cell table:style-name="ce6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Milling end</text:p>
          </table:table-cell>
          <table:table-cell office:value-type="string" table:style-name="ce5">
            <text:p><text:a xlink:href="https://www.banggood.com/Drillpro-8pcs-2-12mm-4-Flutes-Carbide-End-Mill-Set-Tungsten-Steel-Milling-Cutter-CNC-Tool-p-1139712.html?cur_warehouse=CN&amp;rmmds=category">ici</text:a></text:p>
          </table:table-cell>
          <table:table-cell office:value-type="string" table:style-name="ce5">
            <text:p><text:a xlink:href="https://www.banggood.com/7pcs-1-8mm-Solid-Carbide-Straight-End-Mill-4-Flute-Milling-Cutter-CNC-Tool-p-1665306.html?cur_warehouse=CN&amp;rmmds=category">ici</text:a></text:p>
          </table:table-cell>
          <table:table-cell table:number-columns-repeated="3" table:style-name="ce1"/>
          <table:table-cell table:style-name="ce8"/>
          <table:table-cell table:style-name="ce7"/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table:style-name="ce8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9">
            <text:p>M2.5x10mm</text:p>
          </table:table-cell>
          <table:table-cell table:number-columns-repeated="3" table:style-name="ce1"/>
          <table:table-cell office:value-type="float" office:value="6" table:style-name="ce9">
            <text:p>6</text:p>
          </table:table-cell>
          <table:table-cell table:style-name="ce4"/>
          <table:table-cell table:style-name="ce8"/>
          <table:table-cell table:style-name="ce7"/>
          <table:table-cell table:number-columns-repeated="16376" table:style-name="ce1"/>
        </table:table-row>
        <table:table-row table:style-name="ro2">
          <table:table-cell office:value-type="string" table:style-name="ce9">
            <text:p>M3x8mm</text:p>
          </table:table-cell>
          <table:table-cell table:number-columns-repeated="3" table:style-name="ce1"/>
          <table:table-cell office:value-type="float" office:value="148" table:style-name="ce9">
            <text:p>148</text:p>
          </table:table-cell>
          <table:table-cell table:style-name="ce4"/>
          <table:table-cell table:style-name="ce8"/>
          <table:table-cell table:style-name="ce7"/>
          <table:table-cell table:number-columns-repeated="7" table:style-name="ce1"/>
          <table:table-cell table:style-name="ce10"/>
          <table:table-cell table:number-columns-repeated="2" table:style-name="ce11"/>
          <table:table-cell table:number-columns-repeated="16366"/>
        </table:table-row>
        <table:table-row table:style-name="ro2">
          <table:table-cell office:value-type="string" table:style-name="ce9">
            <text:p>M3x25mm</text:p>
          </table:table-cell>
          <table:table-cell table:number-columns-repeated="3" table:style-name="ce1"/>
          <table:table-cell office:value-type="float" office:value="4" table:style-name="ce9">
            <text:p>4</text:p>
          </table:table-cell>
          <table:table-cell table:style-name="ce4"/>
          <table:table-cell table:style-name="ce8"/>
          <table:table-cell table:style-name="ce7"/>
          <table:table-cell table:number-columns-repeated="7" table:style-name="ce1"/>
          <table:table-cell table:style-name="ce10"/>
          <table:table-cell table:number-columns-repeated="2" table:style-name="ce11"/>
          <table:table-cell table:number-columns-repeated="16366"/>
        </table:table-row>
        <table:table-row table:style-name="ro2">
          <table:table-cell office:value-type="string" table:style-name="ce4">
            <text:p>M3 T nut (50)</text:p>
          </table:table-cell>
          <table:table-cell office:value-type="string" table:style-name="ce5">
            <text:p><text:a xlink:href="https://www.banggood.com/Drillpro-50pcs-M3-T-Sliding-Nut-Zinc-Plated-Carbon-Steel-T-Sliding-Nut-for-2020-Aluminum-Profile-p-1081131.html?cur_warehouse=CN&amp;rmmds=search">ici</text:a>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table:style-name="ce4"/>
          <table:table-cell table:style-name="ce6"/>
          <table:table-cell table:style-name="ce7"/>
          <table:table-cell table:number-columns-repeated="7" table:style-name="ce1"/>
          <table:table-cell table:style-name="ce10"/>
          <table:table-cell table:number-columns-repeated="2" table:style-name="ce11"/>
          <table:table-cell table:number-columns-repeated="16366"/>
        </table:table-row>
        <table:table-row table:style-name="ro2">
          <table:table-cell office:value-type="string" table:style-name="ce9">
            <text:p>M3 washer</text:p>
          </table:table-cell>
          <table:table-cell table:number-columns-repeated="3" table:style-name="ce1"/>
          <table:table-cell office:value-type="float" office:value="45" table:style-name="ce9">
            <text:p>45</text:p>
          </table:table-cell>
          <table:table-cell table:style-name="ce4"/>
          <table:table-cell table:style-name="ce8"/>
          <table:table-cell table:style-name="ce7"/>
          <table:table-cell table:number-columns-repeated="7" table:style-name="ce1"/>
          <table:table-cell table:style-name="ce10"/>
          <table:table-cell table:number-columns-repeated="2" table:style-name="ce11"/>
          <table:table-cell table:number-columns-repeated="16366"/>
        </table:table-row>
        <table:table-row table:style-name="ro2">
          <table:table-cell table:number-columns-repeated="6" table:style-name="ce1"/>
          <table:table-cell table:style-name="ce8"/>
          <table:table-cell table:style-name="ce7"/>
          <table:table-cell table:number-columns-repeated="7" table:style-name="ce1"/>
          <table:table-cell table:style-name="ce10"/>
          <table:table-cell table:number-columns-repeated="2" table:style-name="ce11"/>
          <table:table-cell table:number-columns-repeated="16366"/>
        </table:table-row>
        <table:table-row table:style-name="ro2">
          <table:table-cell office:value-type="string" table:style-name="ce9">
            <text:p>M5x10mm</text:p>
          </table:table-cell>
          <table:table-cell table:number-columns-repeated="3" table:style-name="ce1"/>
          <table:table-cell office:value-type="float" office:value="128" table:style-name="ce9">
            <text:p>128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 table:style-name="ce1"/>
        </table:table-row>
        <table:table-row table:style-name="ro2">
          <table:table-cell office:value-type="string" table:style-name="ce9">
            <text:p>M5x20mm</text:p>
          </table:table-cell>
          <table:table-cell table:number-columns-repeated="3" table:style-name="ce1"/>
          <table:table-cell office:value-type="float" office:value="16" table:style-name="ce9">
            <text:p>16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 table:style-name="ce1"/>
        </table:table-row>
        <table:table-row table:style-name="ro2">
          <table:table-cell office:value-type="string" table:style-name="ce9">
            <text:p>M5x30mm</text:p>
          </table:table-cell>
          <table:table-cell table:number-columns-repeated="3" table:style-name="ce1"/>
          <table:table-cell office:value-type="float" office:value="4" table:style-name="ce9">
            <text:p>4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 table:style-name="ce1"/>
        </table:table-row>
        <table:table-row table:style-name="ro2">
          <table:table-cell office:value-type="string" table:style-name="ce9">
            <text:p>M5x50mm</text:p>
          </table:table-cell>
          <table:table-cell table:number-columns-repeated="3" table:style-name="ce1"/>
          <table:table-cell office:value-type="float" office:value="22" table:style-name="ce9">
            <text:p>22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 table:style-name="ce1"/>
        </table:table-row>
        <table:table-row table:style-name="ro2">
          <table:table-cell office:value-type="string" table:style-name="ce4">
            <text:p>M5 T nut (100)</text:p>
          </table:table-cell>
          <table:table-cell office:value-type="string" table:style-name="ce5">
            <text:p><text:a xlink:href="https://www.banggood.com/Drillpro-100pcs-M5-Hammer-Nut-Nickel-Plated-Carbon-Steel-Aluminum-Connector-T-Fastener-Sliding-Nut-p-1048442.html?cur_warehouse=CN&amp;rmmds=search">ici</text:a></text:p>
          </table:table-cell>
          <table:table-cell table:number-columns-repeated="2" table:style-name="ce1"/>
          <table:table-cell office:value-type="float" office:value="1" table:style-name="ce4">
            <text:p>1</text:p>
          </table:table-cell>
          <table:table-cell table:style-name="ce4"/>
          <table:table-cell table:style-name="ce6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 table:style-name="ce1"/>
        </table:table-row>
        <table:table-row table:style-name="ro2">
          <table:table-cell office:value-type="string" table:style-name="ce9">
            <text:p>M5 nut</text:p>
          </table:table-cell>
          <table:table-cell table:number-columns-repeated="3" table:style-name="ce1"/>
          <table:table-cell office:value-type="float" office:value="38" table:style-name="ce9">
            <text:p>38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 table:style-name="ce1"/>
        </table:table-row>
        <table:table-row table:style-name="ro2">
          <table:table-cell office:value-type="string" table:style-name="ce9">
            <text:p>M5 washer</text:p>
          </table:table-cell>
          <table:table-cell table:number-columns-repeated="3" table:style-name="ce1"/>
          <table:table-cell office:value-type="float" office:value="170" table:style-name="ce9">
            <text:p>170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 table:style-name="ce1"/>
        </table:table-row>
        <table:table-row table:style-name="ro3">
          <table:table-cell table:number-columns-repeated="6" table:style-name="ce1"/>
          <table:table-cell table:style-name="ce8"/>
          <table:table-cell table:style-name="ce7"/>
          <table:table-cell table:number-columns-repeated="3" table:style-name="ce1"/>
          <table:table-cell table:number-columns-repeated="3" table:style-name="ce12"/>
          <table:table-cell table:number-columns-repeated="16370" table:style-name="ce1"/>
        </table:table-row>
        <table:table-row table:style-name="ro2">
          <table:table-cell office:value-type="string" table:style-name="ce4">
            <text:p>M6x40mm</text:p>
          </table:table-cell>
          <table:table-cell table:number-columns-repeated="3" table:style-name="ce1"/>
          <table:table-cell office:value-type="float" office:value="24" table:style-name="ce9">
            <text:p>24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 table:style-name="ce1"/>
        </table:table-row>
        <table:table-row table:style-name="ro2">
          <table:table-cell office:value-type="string" table:style-name="ce9">
            <text:p>M6x70mm</text:p>
          </table:table-cell>
          <table:table-cell table:number-columns-repeated="3" table:style-name="ce1"/>
          <table:table-cell office:value-type="float" office:value="4" table:style-name="ce9">
            <text:p>4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/>
        </table:table-row>
        <table:table-row table:style-name="ro2">
          <table:table-cell office:value-type="string" table:style-name="ce9">
            <text:p>M6 nut</text:p>
          </table:table-cell>
          <table:table-cell table:number-columns-repeated="3" table:style-name="ce1"/>
          <table:table-cell office:value-type="float" office:value="28" table:style-name="ce9">
            <text:p>28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/>
        </table:table-row>
        <table:table-row table:style-name="ro2">
          <table:table-cell office:value-type="string" table:style-name="ce9">
            <text:p>M6 washer</text:p>
          </table:table-cell>
          <table:table-cell table:number-columns-repeated="3" table:style-name="ce1"/>
          <table:table-cell office:value-type="float" office:value="28" table:style-name="ce9">
            <text:p>28</text:p>
          </table:table-cell>
          <table:table-cell table:style-name="ce4"/>
          <table:table-cell table:style-name="ce8"/>
          <table:table-cell table:style-name="ce7"/>
          <table:table-cell table:number-columns-repeated="3" table:style-name="ce1"/>
          <table:table-cell table:style-name="ce10"/>
          <table:table-cell table:number-columns-repeated="2" table:style-name="ce11"/>
          <table:table-cell table:number-columns-repeated="16370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 table:style-name="ce1"/>
        </table:table-row>
        <table:table-row table:style-name="ro1">
          <table:table-cell office:value-type="string" table:style-name="ce4">
            <text:p>Touchscreen</text:p>
          </table:table-cell>
          <table:table-cell office:value-type="string" table:style-name="ce5">
            <text:p><text:a xlink:href="https://www.amazon.com/13-3inch-HDMI-LCD-case-Resolution/dp/B077PTMPSX">ici</text:a></text:p>
          </table:table-cell>
          <table:table-cell table:number-columns-repeated="2" table:style-name="ce1"/>
          <table:table-cell office:value-type="float" office:value="1" table:style-name="ce4">
            <text:p>1</text:p>
          </table:table-cell>
          <table:table-cell table:style-name="ce1"/>
          <table:table-cell table:number-columns-repeated="2" table:style-name="ce8"/>
          <table:table-cell table:number-columns-repeated="16376" table:style-name="ce1"/>
        </table:table-row>
        <table:table-row table:style-name="ro1">
          <table:table-cell office:value-type="string" table:style-name="ce4">
            <text:p>Raspberry pi 4</text:p>
          </table:table-cell>
          <table:table-cell office:value-type="string" table:style-name="ce5">
            <text:p><text:a xlink:href="https://www.buyapi.ca/product/raspberry-pi-4-model-b-4gb/">ici</text:a></text:p>
          </table:table-cell>
          <table:table-cell table:number-columns-repeated="2" table:style-name="ce1"/>
          <table:table-cell office:value-type="float" office:value="1" table:style-name="ce4">
            <text:p>1</text:p>
          </table:table-cell>
          <table:table-cell table:style-name="ce1"/>
          <table:table-cell table:number-columns-repeated="2" table:style-name="ce8"/>
          <table:table-cell table:number-columns-repeated="16376" table:style-name="ce1"/>
        </table:table-row>
        <table:table-row table:number-rows-repeated="10" table:style-name="ro1">
          <table:table-cell table:number-columns-repeated="6" table:style-name="ce1"/>
          <table:table-cell table:number-columns-repeated="2" table:style-name="ce8"/>
          <table:table-cell table:number-columns-repeated="16376" table:style-name="ce1"/>
        </table:table-row>
        <table:table-row table:number-rows-repeated="952" table:style-name="ro1">
          <table:table-cell table:number-columns-repeated="6"/>
          <table:table-cell table:number-columns-repeated="2" table:style-name="ce8"/>
          <table:table-cell table:number-columns-repeated="16376"/>
        </table:table-row>
        <table:table-row table:number-rows-repeated="1047575" table:style-name="ro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3D_print" table:style-name="ta1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File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Printed Quantity</text:p>
          </table:table-cell>
          <table:table-cell table:number-columns-repeated="2" table:style-name="ce1"/>
          <table:table-cell office:value-type="string" table:style-name="ce2">
            <text:p>Total quantity</text:p>
          </table:table-cell>
          <table:table-cell office:value-type="float" office:value="35" table:formula="of:=SUM([.B2:.B1002])" table:style-name="ce9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pindle frame support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2" table:style-name="ce1"/>
          <table:table-cell office:value-type="string" table:style-name="ce2">
            <text:p>Printed quantity</text:p>
          </table:table-cell>
          <table:table-cell office:value-type="float" office:value="35" table:formula="of:=SUM([.C2:.C1002])" table:style-name="ce9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pindle mount spacer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X frame BF12 spacer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X frame BK12 spacer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X frame corner plat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X frame corner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X frame screw support lef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X frame screw support righ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X limit switch suppor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XZ frame motor support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Y frame screw suppor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Y frame support lef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Y frame support righ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Y limit switch suppor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YZ frame BF12 spacer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YZ frame BK12 spacer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Z frame screw suppor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Z frame support bottom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Z frame support top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Z limit switch suppor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able support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entury Gothic" svg:font-family="&quot;Century Gothic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decimal-places="2" number:min-integer-digits="1" number:grouping="true"/>
    </number:currency-style>
    <number:currency-style style:name="N37" number:language="fr" number:country="CA">
      <number:number number:decimal-places="2" number:min-decimal-places="2" number:min-integer-digits="1" number:grouping="true"/>
      <number:text> </number:text>
      <number:currency-symbol number:language="fr" number:country="CA">USD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Marc-Antoine</dc:creator>
    <dc:date>2022-12-07T03:56:15Z</dc:date>
    <meta:editing-cycles>1</meta:editing-cycles>
    <meta:editing-duration>PT26S</meta:editing-duration>
  </office:meta>
</office:document-meta>
</file>